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674cm"/>
    </style:style>
    <style:style style:name="co4" style:family="table-column">
      <style:table-column-properties fo:break-before="auto" style:column-width="3.911cm"/>
    </style:style>
    <style:style style:name="co5" style:family="table-column">
      <style:table-column-properties fo:break-before="auto" style:column-width="6.385cm"/>
    </style:style>
    <style:style style:name="co6" style:family="table-column">
      <style:table-column-properties fo:break-before="auto" style:column-width="4.479cm"/>
    </style:style>
    <style:style style:name="co7" style:family="table-column">
      <style:table-column-properties fo:break-before="auto" style:column-width="4.941cm"/>
    </style:style>
    <style:style style:name="co8" style:family="table-column">
      <style:table-column-properties fo:break-before="auto" style:column-width="3.117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2.963cm"/>
    </style:style>
    <style:style style:name="ro1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4.038cm" fo:break-before="auto" style:use-optimal-row-height="false"/>
    </style:style>
    <style:style style:name="ro6" style:family="table-row">
      <style:table-row-properties style:row-height="1.803cm" fo:break-before="auto" style:use-optimal-row-height="false"/>
    </style:style>
    <style:style style:name="ro7" style:family="table-row">
      <style:table-row-properties style:row-height="1.395cm" fo:break-before="auto" style:use-optimal-row-height="true"/>
    </style:style>
    <style:style style:name="ro8" style:family="table-row">
      <style:table-row-properties style:row-height="2.992cm" fo:break-before="auto" style:use-optimal-row-height="false"/>
    </style:style>
    <style:style style:name="ro9" style:family="table-row">
      <style:table-row-properties style:row-height="2.738cm" fo:break-before="auto" style:use-optimal-row-height="true"/>
    </style:style>
    <style:style style:name="ro10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632cm" fo:break-before="auto" style:use-optimal-row-height="true"/>
    </style:style>
    <style:style style:name="ro13" style:family="table-row">
      <style:table-row-properties style:row-height="4.9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bfbfbf" style:text-outline="false" style:text-line-through-style="none" style:font-name="Czcionka tekstu podstawowego" fo:font-size="13pt" fo:font-style="normal" fo:text-shadow="none" style:text-underline-style="none" fo:font-weight="normal" style:font-size-asian="13pt" style:font-style-asian="normal" style:font-weight-asian="normal" style:font-name-complex="Czcionka tekstu podstawowego" style:font-size-complex="13pt" style:font-style-complex="normal" style:font-weight-complex="normal"/>
    </style:style>
    <style:style style:name="ce2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" style:family="table-cell" style:parent-style-name="Excel_20_Built-in_20_Normal">
      <style:table-cell-properties fo:border-bottom="0.035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bfbfbf" style:text-outline="false" style:text-line-through-style="none" style:font-name="Czcionka tekstu podstawowego" fo:font-size="13pt" fo:font-style="normal" fo:text-shadow="none" style:text-underline-style="none" fo:font-weight="normal" style:font-size-asian="13pt" style:font-style-asian="normal" style:font-weight-asian="normal" style:font-name-complex="Czcionka tekstu podstawowego" style:font-size-complex="13pt" style:font-style-complex="normal" style:font-weight-complex="normal"/>
    </style:style>
    <style:style style:name="ce4" style:family="table-cell" style:parent-style-name="Excel_20_Built-in_20_Normal" style:data-style-name="N8000">
      <style:table-cell-properties fo:border-bottom="0.002cm solid #000000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</style:style>
    <style:style style:name="ce5" style:family="table-cell" style:parent-style-name="Excel_20_Built-in_20_Normal">
      <style:table-cell-properties fo:border-bottom="0.002cm solid #000000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</style:style>
    <style:style style:name="ce6" style:family="table-cell" style:parent-style-name="Excel_20_Built-in_20_Normal">
      <style:table-cell-properties fo:border-bottom="0.002cm solid #000000" fo:background-color="#eeeee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font-size="11pt" style:font-size-asian="11pt" style:font-size-complex="11pt"/>
    </style:style>
    <style:style style:name="ce7" style:family="table-cell" style:parent-style-name="Excel_20_Built-in_20_Normal">
      <style:table-cell-properties fo:border-bottom="0.002cm solid #000000" fo:background-color="#eeeee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font-size="11pt" style:font-size-asian="11pt" style:font-size-complex="11pt"/>
    </style:style>
    <style:style style:name="ce8" style:family="table-cell" style:parent-style-name="Excel_20_Built-in_20_Normal">
      <style:table-cell-properties fo:border-bottom="0.002cm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</style:style>
    <style:style style:name="ce9" style:family="table-cell" style:parent-style-name="Excel_20_Built-in_20_Normal" style:data-style-name="N8036">
      <style:table-cell-properties fo:border-bottom="0.002cm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</style:style>
    <style:style style:name="ce10" style:family="table-cell" style:parent-style-name="Excel_20_Built-in_20_Normal">
      <style:table-cell-properties fo:border-bottom="0.002cm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order-bottom="0.002cm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/>
    </style:style>
    <style:style style:name="ce12" style:family="table-cell" style:parent-style-name="Default">
      <style:table-cell-properties fo:background-color="#ffffff"/>
    </style:style>
  </office:automatic-styles>
  <office:body>
    <office:spreadsheet>
      <table:table table:name="Arkusz1" table:style-name="ta1" table:print="false">
        <table:table-column table:style-name="co1" table:number-columns-repeated="4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7"/>
        <table:table-column table:style-name="co5" table:default-cell-style-name="ce8"/>
        <table:table-column table:style-name="co6" table:default-cell-style-name="ce10"/>
        <table:table-column table:style-name="co7" table:default-cell-style-name="ce10"/>
        <table:table-column table:style-name="co1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" table:default-cell-style-name="Default"/>
        <table:table-row table:style-name="ro2">
          <table:table-cell table:style-name="ce1"/>
          <table:table-cell table:number-columns-repeated="3"/>
          <table:table-cell table:style-name="Default" table:number-columns-repeated="10"/>
          <table:table-cell/>
        </table:table-row>
        <table:table-row table:style-name="ro3">
          <table:table-cell table:style-name="ce2"/>
          <table:table-cell table:number-columns-repeated="3"/>
          <table:table-cell table:style-name="Default" table:number-columns-repeated="10"/>
          <table:table-cell/>
        </table:table-row>
        <table:table-row table:style-name="ro4">
          <table:table-cell table:number-columns-repeated="4"/>
          <table:table-cell table:style-name="ce3" office:value-type="string">
            <text:p>ID</text:p>
          </table:table-cell>
          <table:table-cell table:style-name="ce3" office:value-type="string">
            <text:p>Przypadek testowy </text:p>
          </table:table-cell>
          <table:table-cell table:style-name="ce3" office:value-type="string">
            <text:p>Opis przypadku </text:p>
          </table:table-cell>
          <table:table-cell table:style-name="ce3" office:value-type="string">
            <text:p>Opis kroków</text:p>
          </table:table-cell>
          <table:table-cell table:style-name="ce3" office:value-type="string">
            <text:p>Oczekiwany rezultat </text:p>
          </table:table-cell>
          <table:table-cell table:style-name="ce3" office:value-type="string">
            <text:p>Aktualny rezultat 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środowisko</text:p>
          </table:table-cell>
          <table:table-cell table:style-name="ce3" office:value-type="string">
            <text:p>autor</text:p>
          </table:table-cell>
          <table:table-cell table:style-name="ce3" office:value-type="string">
            <text:p>Komentarz</text:p>
          </table:table-cell>
          <table:table-cell/>
        </table:table-row>
        <table:table-row table:style-name="ro5">
          <table:table-cell table:number-columns-repeated="4"/>
          <table:table-cell table:style-name="ce4" office:value-type="float" office:value="1">
            <text:p>1</text:p>
          </table:table-cell>
          <table:table-cell office:value-type="string">
            <text:p>Weryfikacja działania wybranych możliwości strony </text:p>
          </table:table-cell>
          <table:table-cell office:value-type="string">
            <text:p>Weryfikacja poprawności wyboru sprawdzenia dostępności produktu w salonie stacjonarnym</text:p>
          </table:table-cell>
          <table:table-cell office:value-type="string">
            <text:p>1. uruchom przeglądarkę </text:p>
          </table:table-cell>
          <table:table-cell table:number-columns-repeated="2" office:value-type="string">
            <text:p>przeglądarka uruchamia się prawidłowo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Anna Miechowicz</text:p>
          </table:table-cell>
          <table:table-cell table:number-columns-repeated="2"/>
        </table:table-row>
        <table:table-row table:style-name="ro6">
          <table:table-cell table:number-columns-repeated="7"/>
          <table:table-cell office:value-type="string">
            <text:p>2. w polu przeglądarki wprowadź adres strony : <text:a xlink:href="http://www.mohito.pl/">www.mohito.pl</text:a></text:p>
          </table:table-cell>
          <table:table-cell office:value-type="string">
            <text:p>przeglądarka uruchamia się prawidłowo</text:p>
          </table:table-cell>
          <table:table-cell office:value-type="string">
            <text:p>przekierowanie i otwarcie strony <text:a xlink:href="http://www.mohito.pl/">www.mohito.pl</text:a>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Anna Miechowicz</text:p>
          </table:table-cell>
          <table:table-cell table:number-columns-repeated="2"/>
        </table:table-row>
        <table:table-row table:style-name="ro7">
          <table:table-cell table:number-columns-repeated="7"/>
          <table:table-cell table:style-name="ce9" office:value-type="string">
            <text:p>3. wybierz z listy dostępnych opcji kraj Poland i język polski</text:p>
          </table:table-cell>
          <table:table-cell office:value-type="string">
            <text:p>przeglądarka uruchamia się prawidłowo</text:p>
          </table:table-cell>
          <table:table-cell office:value-type="string">
            <text:p>przekierowanie i otwarcie strony dla wybranego kraju i w języku polskim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Anna Miechowicz</text:p>
          </table:table-cell>
          <table:table-cell table:number-columns-repeated="2"/>
        </table:table-row>
        <table:table-row table:style-name="ro8">
          <table:table-cell table:number-columns-repeated="7"/>
          <table:table-cell office:value-type="string">
            <text:p>4. przejdź do działu „nowości” - kliknij w napis „ nowości”</text:p>
          </table:table-cell>
          <table:table-cell office:value-type="string">
            <text:p>odnośnik „nowości” działa prawidłowo – można w niego kliknąć. Przekierowanie do działu „nowości”</text:p>
          </table:table-cell>
          <table:table-cell office:value-type="string">
            <text:p>Odnośnik działa prawidłowo,po naciśnięciu w napis - następuje przekierowanie do działu „nowości”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Anna Miechowicz</text:p>
          </table:table-cell>
          <table:table-cell table:number-columns-repeated="2"/>
        </table:table-row>
        <table:table-row table:style-name="ro9">
          <table:table-cell table:number-columns-repeated="7"/>
          <table:table-cell office:value-type="string">
            <text:p>5.zmień ilość widocznych elementów na stronie – z 2 – wybierz i kliknij 4. ( po prawej stronie ekranu)</text:p>
          </table:table-cell>
          <table:table-cell office:value-type="string">
            <text:p>ikony z wyborem ilości prezentowanych ubrań na stronie działają prawidłowo, można w nie kliknąć i zmienić widok</text:p>
          </table:table-cell>
          <table:table-cell office:value-type="string">
            <text:p>po kliknięciu opcji – 4- na stronie produkty pokazują się rzędami po 4 w jednym rzędzie</text:p>
          </table:table-cell>
          <table:table-cell office:value-type="string">
            <text:p><text:s/>pozytywny </text:p>
          </table:table-cell>
          <table:table-cell office:value-type="string">
            <text:p>Windows 7, Firefox 100.0.2 (64 bitowy)</text:p>
          </table:table-cell>
          <table:table-cell office:value-type="string">
            <text:p>Anna Miechowicz</text:p>
          </table:table-cell>
          <table:table-cell table:number-columns-repeated="2"/>
        </table:table-row>
        <table:table-row table:style-name="ro10">
          <table:table-cell table:number-columns-repeated="4"/>
          <table:table-cell office:value-type="float" office:value="2">
            <text:p>2</text:p>
          </table:table-cell>
          <table:table-cell office:value-type="string">
            <text:p>Weryfikacja możliwości zapisania się do newslettera</text:p>
          </table:table-cell>
          <table:table-cell office:value-type="string">
            <text:p>Weryfikacja czy jest możliwość zapisania się do newslettera z danymi/bez danych</text:p>
          </table:table-cell>
          <table:table-cell office:value-type="string">
            <text:p>1. uruchom przeglądarkę </text:p>
          </table:table-cell>
          <table:table-cell table:number-columns-repeated="2" office:value-type="string">
            <text:p>przeglądarka uruchamia się prawidłowo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Anna Miechowicz</text:p>
          </table:table-cell>
          <table:table-cell table:number-columns-repeated="2"/>
        </table:table-row>
        <table:table-row table:style-name="ro7">
          <table:table-cell table:number-columns-repeated="7"/>
          <table:table-cell office:value-type="string">
            <text:p>2. w polu przeglądarki wprowadź adres strony : <text:a xlink:href="http://www.mohito.pl/">www.mohito.pl</text:a></text:p>
          </table:table-cell>
          <table:table-cell office:value-type="string">
            <text:p>przeglądarka uruchamia się prawidłowo</text:p>
          </table:table-cell>
          <table:table-cell office:value-type="string">
            <text:p>poprawne uruchomienie się strony <text:a xlink:href="http://www.mohito.pl/">www.mohito.pl</text:a></text:p>
          </table:table-cell>
          <table:table-cell table:style-name="ce11"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Anna Miechowicz</text:p>
          </table:table-cell>
          <table:table-cell table:number-columns-repeated="2"/>
        </table:table-row>
        <table:table-row table:style-name="ro7">
          <table:table-cell table:number-columns-repeated="7"/>
          <table:table-cell office:value-type="string">
            <text:p>3. wybierz z listy dostępnych opcji kraj Poland i język polski</text:p>
          </table:table-cell>
          <table:table-cell office:value-type="string">
            <text:p>przeglądarka uruchamia się prawidłowo</text:p>
          </table:table-cell>
          <table:table-cell office:value-type="string">
            <text:p>przekierowanie i otwarcie strony dla wybranego kraju i w języku polskim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Anna Miechowicz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string">
            <text:p>4. zjedź na koniec strony – na sam dół i kliknij w przycisk – „zapisz mnie do newslettera”</text:p>
          </table:table-cell>
          <table:table-cell office:value-type="string">
            <text:p>odnośnik do zapisania się do newslettera otwiera się prawidłowo</text:p>
          </table:table-cell>
          <table:table-cell office:value-type="string">
            <text:p>po naciśnięciu w pole „zapisz mnie do newslettera”następuje przekierowanie do okienka w którym trzeba wprowadzić adres mailowy i zaznaczyć akceptację regulaminu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Anna Miechowicz</text:p>
          </table:table-cell>
          <table:table-cell table:number-columns-repeated="2"/>
        </table:table-row>
        <table:table-row table:style-name="ro10">
          <table:table-cell table:number-columns-repeated="7"/>
          <table:table-cell office:value-type="string">
            <text:p>5.kliknij „zapisz sie” - bez uzupełniania pól</text:p>
          </table:table-cell>
          <table:table-cell office:value-type="string">
            <text:p>brak możliwości zapisania się , pojawienie się informacji , że te pola są wymagane </text:p>
          </table:table-cell>
          <table:table-cell office:value-type="string">
            <text:p>pojawia się informacja <text:s/>- to pole jest wymagane – brak możliwości zapisania się do newslettera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Anna Miechowicz</text:p>
          </table:table-cell>
          <table:table-cell table:number-columns-repeated="2"/>
        </table:table-row>
        <table:table-row table:style-name="ro10">
          <table:table-cell table:number-columns-repeated="7"/>
          <table:table-cell office:value-type="string">
            <text:p>6. Zaznacz checkbox z akceptacją regulaminu – nie uzupełniaj danych mailowych</text:p>
          </table:table-cell>
          <table:table-cell office:value-type="string">
            <text:p>brak możliwości zapisania się , pojawienie się informacji , że te pola są wymagane </text:p>
          </table:table-cell>
          <table:table-cell office:value-type="string">
            <text:p>pojawia się informacja <text:s/>- „to pole jest wymagane „ ( mail) – brak możliwości zapisania się do newslettera</text:p>
          </table:table-cell>
          <table:table-cell table:style-name="ce11"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Anna Miechowicz</text:p>
          </table:table-cell>
          <table:table-cell table:number-columns-repeated="2"/>
        </table:table-row>
        <table:table-row table:style-name="ro13">
          <table:table-cell table:number-columns-repeated="7"/>
          <table:table-cell office:value-type="string">
            <text:p>7. Wpisz adres mailowy składający z <text:s/>– a@.cos – nie zaznaczaj checkboxa o zgodzie na akceptację regulaminu</text:p>
          </table:table-cell>
          <table:table-cell office:value-type="string">
            <text:p>brak możliwości zapisania do newslettera – brak zgody akceptującej regulamin, informacja o tym aby wpisać poprawne znaki w adresie mailowym</text:p>
          </table:table-cell>
          <table:table-cell office:value-type="string">
            <text:p>brak możliwości zapisania się do newslettera bez zgody na akceptację regulaminu – pozytywny. Pole mailowe – pojawiła się informacja „wprowadź poprawne znaki' – brak walidacji jakie znaki mogą być wprowadzone/ jak adres mailowy powinien wyglądać</text:p>
          </table:table-cell>
          <table:table-cell table:style-name="ce11" office:value-type="string">
            <text:p>Checkbox – pozytywny , pole mailowe – brak walidacji </text:p>
          </table:table-cell>
          <table:table-cell office:value-type="string">
            <text:p>Windows 7, Firefox 100.0.2 (64 bitowy)</text:p>
          </table:table-cell>
          <table:table-cell office:value-type="string">
            <text:p>Anna Miechowicz</text:p>
          </table:table-cell>
          <table:table-cell/>
          <table:table-cell table:style-name="ce12"/>
        </table:table-row>
      </table:table>
      <table:table table:name="Arkusz2" table:style-name="ta1" table:print="false">
        <table:table-column table:style-name="co1" table:default-cell-style-name="Default"/>
        <table:table-row table:style-name="ro1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8000" number:language="pl" number:country="PL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0" number:min-integer-digits="1" number:grouping="true"/>
      <number:text> zł</number:text>
    </number:number-style>
    <number:number-style style:name="N8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9P0"/>
    </number:number-style>
    <number:number-style style:name="N8111P0" style:volatile="true" number:language="pl" number:country="PL">
      <number:number number:decimal-places="2" number:min-integer-digits="1" number:grouping="true"/>
      <number:text> zł</number:text>
    </number:number-style>
    <number:number-style style:name="N8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1P0"/>
    </number:number-style>
    <number:number-style style:name="N8112P0" style:volatile="true" number:language="pl" number:country="PL">
      <number:number number:decimal-places="2" number:min-integer-digits="1" number:grouping="true"/>
      <number:text> zł</number:text>
    </number:number-style>
    <number:number-style style:name="N8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2P0"/>
    </number:number-style>
    <number:date-style style:name="N8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4" number:language="pl" number:country="PL">
      <number:day number:style="long"/>
      <number:text>-</number:text>
      <number:month number:textual="true"/>
    </number:date-style>
    <number:date-style style:name="N8115" number:language="pl" number:country="PL">
      <number:month number:textual="true"/>
      <number:text>-</number:text>
      <number:year/>
    </number:date-style>
    <number:time-style style:name="N8116" number:language="pl" number:country="PL">
      <number:hours/>
      <number:text>:</number:text>
      <number:minutes number:style="long"/>
      <number:text> </number:text>
      <number:am-pm/>
    </number:time-style>
    <number:time-style style:name="N8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9P0" style:volatile="true" number:language="pl" number:country="PL">
      <number:number number:decimal-places="0" number:min-integer-digits="1" number:grouping="true"/>
      <number:text>     </number:text>
    </number:number-style>
    <number:number-style style:name="N8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2P0" style:volatile="true" number:language="pl" number:country="PL">
      <number:number number:decimal-places="2" number:min-integer-digits="1" number:grouping="true"/>
      <number:text>     </number:text>
    </number:number-style>
    <number:number-style style:name="N8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7P2" style:volatile="true" number:language="pl" number:country="PL">
      <number:text> -      </number:text>
    </number:number-style>
    <number:text-style style:name="N8127" number:language="pl" number:country="P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1P2" style:volatile="true" number:language="pl" number:country="PL">
      <number:text> - zł </number:text>
    </number:number-style>
    <number:text-style style:name="N8131" number:language="pl" number:country="P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35" number:language="pl" number:country="P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39" number:language="pl" number:country="PL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pl" number:country="PL">
      <number:minutes number:style="long"/>
      <number:text>:</number:text>
      <number:seconds number:style="long"/>
    </number:time-style>
    <number:time-style style:name="N8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pl" number:country="PL">
      <number:minutes number:style="long"/>
      <number:text>:</number:text>
      <number:seconds number:style="long" number:decimal-places="1"/>
    </number:time-style>
    <number:number-style style:name="N8143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30">30.05.2022</text:date>, <text:time>21:46:4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5T20:31:44.80</meta:creation-date>
    <dc:date>2022-05-30T21:46:39.99</dc:date>
    <meta:editing-duration>PT1H7M16S</meta:editing-duration>
    <meta:editing-cycles>2</meta:editing-cycles>
    <meta:generator>OpenOffice/4.1.11$Win32 OpenOffice.org_project/4111m1$Build-9808</meta:generator>
    <meta:document-statistic meta:table-count="3" meta:cell-count="88" meta:object-count="0"/>
  </office:meta>
</office:document-meta>
</file>